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4.6979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row-height="1.6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826in" table:align="left"/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5424in"/>
    </style:style>
    <style:style style:name="Table2.J" style:family="table-column">
      <style:table-column-properties style:column-width="0.5111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style:min-row-height="0.0097in"/>
    </style:style>
    <style:style style:name="Table2.3" style:family="table-row">
      <style:table-row-properties style:min-row-height="0.0875in"/>
    </style:style>
    <style:style style:name="Table2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" style:family="table">
      <style:table-properties style:width="6.6826in" table:align="left"/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5424in"/>
    </style:style>
    <style:style style:name="Table3.J" style:family="table-column">
      <style:table-column-properties style:column-width="0.5111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0097in"/>
    </style:style>
    <style:style style:name="Table3.3" style:family="table-row">
      <style:table-row-properties style:min-row-height="0.0875in"/>
    </style:style>
    <style:style style:name="Table3.C3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3.B1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3.A18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dddddd"/>
    </style:style>
    <style:style style:name="P1" style:family="paragraph" style:parent-style-name="Standard">
      <style:text-properties fo:font-size="16pt" officeooo:rsid="0012c14a" officeooo:paragraph-rsid="0012c14a" style:font-size-asian="16pt" style:font-size-complex="16pt"/>
    </style:style>
    <style:style style:name="P2" style:family="paragraph" style:parent-style-name="Standard">
      <style:text-properties style:font-name="Liberation Serif1" fo:font-size="16pt" officeooo:rsid="0012c14a" officeooo:paragraph-rsid="0012c14a" style:font-name-asian="Liberation Serif1" style:font-size-asian="16pt" style:font-name-complex="Liberation Serif1" style:font-size-complex="16pt"/>
    </style:style>
    <style:style style:name="P3" style:family="paragraph" style:parent-style-name="Standard">
      <style:text-properties style:font-name="Liberation Serif1" officeooo:rsid="0012c14a" officeooo:paragraph-rsid="0012c14a" style:font-name-asian="Liberation Serif1" style:font-name-complex="Liberation Serif1"/>
    </style:style>
    <style:style style:name="P4" style:family="paragraph" style:parent-style-name="Standard">
      <style:text-properties style:font-name="Liberation Serif1" officeooo:rsid="0013b525" officeooo:paragraph-rsid="0013b525" style:font-name-asian="Liberation Serif1" style:font-name-complex="Liberation Serif1"/>
    </style:style>
    <style:style style:name="P5" style:family="paragraph" style:parent-style-name="Standard">
      <style:text-properties style:font-name="Liberation Serif1" officeooo:rsid="0014cc1b" officeooo:paragraph-rsid="0014cc1b" style:font-name-asian="Liberation Serif1" style:font-name-complex="Liberation Serif1"/>
    </style:style>
    <style:style style:name="P6" style:family="paragraph" style:parent-style-name="Standard">
      <style:paragraph-properties fo:text-align="center" style:justify-single-word="false"/>
      <style:text-properties style:font-name="Liberation Serif1" officeooo:rsid="0014cc1b" officeooo:paragraph-rsid="0014cc1b" style:font-name-asian="Liberation Serif1" style:font-name-complex="Liberation Serif1"/>
    </style:style>
    <style:style style:name="P7" style:family="paragraph" style:parent-style-name="Standard">
      <style:text-properties style:font-name="Liberation Serif1" officeooo:rsid="0015caa2" officeooo:paragraph-rsid="0015caa2" style:font-name-asian="Liberation Serif1" style:font-name-complex="Liberation Serif1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weight="bold" officeooo:rsid="0015caa2" officeooo:paragraph-rsid="0015caa2" style:font-name-asian="Liberation Serif1" style:font-weight-asian="bold" style:font-name-complex="Liberation Serif1" style:font-weight-complex="bold"/>
    </style:style>
    <style:style style:name="P9" style:family="paragraph" style:parent-style-name="Standard">
      <style:text-properties officeooo:paragraph-rsid="0015caa2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5d145" officeooo:paragraph-rsid="0015d14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5d145" officeooo:paragraph-rsid="0016829d" style:font-weight-asian="bold" style:font-weight-complex="bold"/>
    </style:style>
    <style:style style:name="P12" style:family="paragraph" style:parent-style-name="Standard">
      <style:text-properties fo:font-size="12pt" officeooo:rsid="0012c14a" officeooo:paragraph-rsid="0016829d" style:font-size-asian="12pt" style:font-size-complex="12pt"/>
    </style:style>
    <style:style style:name="P13" style:family="paragraph" style:parent-style-name="Standard">
      <style:text-properties officeooo:rsid="0016829d" officeooo:paragraph-rsid="0016829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2c14a" officeooo:paragraph-rsid="0012c14a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76e5d" officeooo:paragraph-rsid="00176e5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1802b3" officeooo:paragraph-rsid="001802b3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13b525" officeooo:paragraph-rsid="0013b525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4cc1b" style:font-name-asian="Liberation Serif1" style:font-size-asian="12pt" style:font-name-complex="Liberation Serif1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1" fo:font-size="12pt" officeooo:rsid="0014cc1b" officeooo:paragraph-rsid="0015caa2" style:font-name-asian="Liberation Serif1" style:font-size-asian="12pt" style:font-name-complex="Liberation Serif1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12pt" officeooo:paragraph-rsid="0015caa2" style:font-name-asian="Liberation Serif1" style:font-size-asian="12pt" style:font-name-complex="Liberation Serif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size="12pt" officeooo:rsid="0015caa2" officeooo:paragraph-rsid="0015caa2" style:font-name-asian="Liberation Serif1" style:font-size-asian="12pt" style:font-name-complex="Liberation Serif1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1" fo:font-size="16pt" officeooo:rsid="0014cc1b" style:font-name-asian="Liberation Serif1" style:font-size-asian="16pt" style:font-name-complex="Liberation Serif1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4cc1b" style:font-name-asian="Liberation Serif1" style:font-size-asian="16pt" style:font-name-complex="Liberation Serif1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5caa2" style:font-name-asian="Liberation Serif1" style:font-size-asian="16pt" style:font-name-complex="Liberation Serif1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6829d" style:font-name-asian="Liberation Serif1" style:font-size-asian="16pt" style:font-name-complex="Liberation Serif1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1" fo:font-size="6pt" officeooo:rsid="0014cc1b" style:font-name-asian="Liberation Serif1" style:font-size-asian="6pt" style:font-name-complex="Liberation Serif1" style:font-size-complex="6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5caa2" style:font-name-asian="Liberation Serif1" style:font-size-asian="6pt" style:font-name-complex="Liberation Serif1" style:font-size-complex="6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4cc1b" style:font-name-asian="Liberation Serif1" style:font-size-asian="6pt" style:font-name-complex="Liberation Serif1" style:font-size-complex="6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fo:font-size="6pt" style:font-name-asian="Liberation Serif1" style:font-size-asian="6pt" style:font-name-complex="Liberation Serif1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 fo:font-size="6pt" officeooo:paragraph-rsid="0015caa2" style:font-name-asian="Liberation Serif1" style:font-size-asian="6pt" style:font-name-complex="Liberation Serif1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1" fo:font-size="6pt" officeooo:rsid="0015caa2" officeooo:paragraph-rsid="0015caa2" style:font-name-asian="Liberation Serif1" style:font-size-asian="6pt" style:font-name-complex="Liberation Serif1" style:font-size-complex="6pt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Standard">
      <style:text-properties style:font-name="Liberation Serif1" fo:font-size="12pt" officeooo:rsid="0016829d" officeooo:paragraph-rsid="0016829d" style:font-name-asian="Liberation Serif1" style:font-size-asian="12pt" style:font-name-complex="Liberation Serif1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fo:font-size="12pt" officeooo:paragraph-rsid="0015caa2" style:font-name-asian="Liberation Serif1" style:font-size-asian="12pt" style:font-name-complex="Liberation Serif1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12pt" officeooo:rsid="0019d071" officeooo:paragraph-rsid="001b204a" style:font-name-asian="Liberation Serif1" style:font-size-asian="12pt" style:font-name-complex="Liberation Serif1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2pt" officeooo:rsid="001b204a" officeooo:paragraph-rsid="001b204a" style:font-name-asian="Liberation Serif1" style:font-size-asian="12pt" style:font-name-complex="Liberation Serif1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1" fo:font-size="16pt" officeooo:rsid="0014cc1b" officeooo:paragraph-rsid="0019d071" style:font-name-asian="Liberation Serif1" style:font-size-asian="16pt" style:font-name-complex="Liberation Serif1" style:font-size-complex="16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1" fo:font-size="6pt" officeooo:rsid="0016829d" officeooo:paragraph-rsid="0016829d" style:font-name-asian="Liberation Serif1" style:font-size-asian="6pt" style:font-name-complex="Liberation Serif1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1" fo:font-size="6pt" officeooo:paragraph-rsid="0015caa2" style:font-name-asian="Liberation Serif1" style:font-size-asian="6pt" style:font-name-complex="Liberation Serif1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1" fo:font-size="6pt" officeooo:rsid="0014cc1b" officeooo:paragraph-rsid="0016829d" style:font-name-asian="Liberation Serif1" style:font-size-asian="6pt" style:font-name-complex="Liberation Serif1" style:font-size-complex="6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16829d" style:font-name-asian="Liberation Serif1" style:font-name-complex="Liberation Serif1"/>
    </style:style>
    <style:style style:name="T3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1" fo:font-size="12pt" officeooo:rsid="0012c14a" style:font-name-asian="Liberation Serif1" style:font-size-asian="12pt" style:font-name-complex="Liberation Serif1" style:font-size-complex="12pt"/>
    </style:style>
    <style:style style:name="T5" style:family="text">
      <style:text-properties officeooo:rsid="0015caa2"/>
    </style:style>
    <style:style style:name="T6" style:family="text">
      <style:text-properties officeooo:rsid="0016829d"/>
    </style:style>
    <style:style style:name="T7" style:family="text">
      <style:text-properties fo:font-size="12pt" officeooo:rsid="0012c14a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829d" style:font-weight-asian="bold" style:font-weight-complex="bold"/>
    </style:style>
    <style:style style:name="T10" style:family="text">
      <style:text-properties officeooo:rsid="001802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Idade</text:span>:<text:tab/>_______</text:p>
      <text:p text:style-name="P1"><text:span text:style-name="T10">Sexo</text:span>: <text:tab/><text:span text:style-name="T1">□ M<text:tab/>□ F</text:span></text:p>
      <text:p text:style-name="P2"><text:span text:style-name="T10">Habilitações literárias</text:span>:<text:tab/>____________________________________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Ta<text:span text:style-name="T10">refa</text:span></text:p>
          </table:table-cell>
          <table:table-cell table:style-name="Table1.A1" office:value-type="string">
            <text:p text:style-name="P17">Métricas</text:p>
          </table:table-cell>
          <table:table-cell table:style-name="Table1.C1" office:value-type="string">
            <text:p text:style-name="P17">Comentários</text:p>
          </table:table-cell>
        </table:table-row>
        <table:table-row table:style-name="Table1.2"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8">Clicks:________</text:p>
            <text:p text:style-name="P18">Errors:________</text:p>
            <text:p text:style-name="P18">Duration:______</text:p>
          </table:table-cell>
          <table:table-cell table:style-name="Table1.C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8">Clicks:________</text:p>
            <text:p text:style-name="P18">Errors:________</text:p>
            <text:p text:style-name="P18">Duration:______</text:p>
          </table:table-cell>
          <table:table-cell table:style-name="Table1.C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8">Clicks:________</text:p>
            <text:p text:style-name="P18">Errors:________</text:p>
            <text:p text:style-name="P18">Duration:______</text:p>
          </table:table-cell>
          <table:table-cell table:style-name="Table1.C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8">Clicks:________</text:p>
            <text:p text:style-name="P18">Errors:________</text:p>
            <text:p text:style-name="P18">Duration:______</text:p>
          </table:table-cell>
          <table:table-cell table:style-name="Table1.C2" office:value-type="string">
            <text:p text:style-name="P15"/>
          </table:table-cell>
        </table:table-row>
        <table:table-row table:style-name="Table1.2"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8">Clicks:________</text:p>
            <text:p text:style-name="P18">Errors:________</text:p>
            <text:p text:style-name="P18">Duration:______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  <text:p text:style-name="P4"/>
      <text:p text:style-name="P4"/>
      <text:p text:style-name="P4"/>
      <text:p text:style-name="P6"><text:soft-page-break/><text:span text:style-name="T9">Dificuldade </text:span><text:span text:style-name="T8">das Tarefa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 table:number-columns-repeated="7"/>
        <table:table-column table:style-name="Table2.J"/>
        <table:table-row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>Fácil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4</text:p>
          </table:table-cell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19">Difícil</text:p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</table:table-row>
        <table:table-row table:style-name="Table2.3">
          <table:table-cell table:style-name="Table2.A1" office:value-type="string">
            <text:p text:style-name="P19">Tarefa 1 </text:p>
          </table:table-cell>
          <table:table-cell table:style-name="Table2.A1" office:value-type="string">
            <text:p text:style-name="P19"/>
          </table:table-cell>
          <table:table-cell table:style-name="Table2.C3" office:value-type="string">
            <text:p text:style-name="P25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6">○</text:p>
          </table:table-cell>
          <table:table-cell table:style-name="Table2.A1" office:value-type="string">
            <text:p text:style-name="P19"/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</table:table-row>
        <table:table-row table:style-name="Table2.2">
          <table:table-cell table:style-name="Table2.A1" office:value-type="string">
            <text:p text:style-name="P19">Tarefa 2</text:p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6">○</text:p>
          </table:table-cell>
          <table:table-cell table:style-name="Table2.A1" office:value-type="string">
            <text:p text:style-name="P21"/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office:value-type="string">
            <text:p text:style-name="P19">Tarefa 3</text:p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6">○</text:p>
          </table:table-cell>
          <table:table-cell table:style-name="Table2.A1" office:value-type="string">
            <text:p text:style-name="P21"/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office:value-type="string">
            <text:p text:style-name="P19">Tarefa 4</text:p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6">○</text:p>
          </table:table-cell>
          <table:table-cell table:style-name="Table2.A1" office:value-type="string">
            <text:p text:style-name="P21"/>
          </table:table-cell>
        </table:table-row>
        <table:table-row table:style-name="Table2.2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33"/>
          </table:table-cell>
        </table:table-row>
        <table:table-row table:style-name="Table2.2">
          <table:table-cell table:style-name="Table2.A1" office:value-type="string">
            <text:p text:style-name="P19">Tarefa 5</text:p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6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8">○</text:p>
          </table:table-cell>
          <table:table-cell table:style-name="Table2.C3" office:value-type="string">
            <text:p text:style-name="P26">○</text:p>
          </table:table-cell>
          <table:table-cell table:style-name="Table2.A1" office:value-type="string">
            <text:p text:style-name="P21"/>
          </table:table-cell>
        </table:table-row>
      </table:table>
      <text:p text:style-name="P5"/>
      <text:p text:style-name="P8">Avaliação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 table:number-columns-repeated="7"/>
        <table:table-column table:style-name="Table3.J"/>
        <table:table-row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3">Mau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20">4</text:p>
          </table:table-cell>
          <table:table-cell table:style-name="Table3.A1" office:value-type="string">
            <text:p text:style-name="P24">5</text:p>
          </table:table-cell>
          <table:table-cell table:style-name="Table3.A1" office:value-type="string">
            <text:p text:style-name="P24">6</text:p>
          </table:table-cell>
          <table:table-cell table:style-name="Table3.A1" office:value-type="string">
            <text:p text:style-name="P24">7</text:p>
          </table:table-cell>
          <table:table-cell table:style-name="Table3.A1" office:value-type="string">
            <text:p text:style-name="P23">Bom</text:p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</table:table-row>
        <table:table-row table:style-name="Table3.3">
          <table:table-cell table:style-name="Table3.A1" office:value-type="string">
            <text:p text:style-name="P20"><text:span text:style-name="T5">Qualidade do Som</text:span> </text:p>
          </table:table-cell>
          <table:table-cell table:style-name="Table3.A1" office:value-type="string">
            <text:p text:style-name="P20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0"/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</table:table-row>
        <table:table-row table:style-name="Table3.2">
          <table:table-cell table:style-name="Table3.A1" office:value-type="string">
            <text:p text:style-name="P23">Qualidade do Vídeo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39">Organização Espacial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3">Editor de conteúdo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3">Editor colaborativo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0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3">Navegação temporal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5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3">Edição de anotações</text:p>
          </table:table-cell>
          <table:table-cell table:style-name="Table3.A1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A1" office:value-type="string">
            <text:p text:style-name="P22"/>
          </table:table-cell>
        </table:table-row>
        <table:table-row table:style-name="Table3.2">
          <table:table-cell table:style-name="Table3.A1" office:value-type="string">
            <text:p text:style-name="P35"/>
          </table:table-cell>
          <table:table-cell table:style-name="Table3.B12" office:value-type="string">
            <text:p text:style-name="P34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0"/>
          </table:table-cell>
          <table:table-cell table:style-name="Table3.B12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3">Pesquisa de conteúdo</text:p>
          </table:table-cell>
          <table:table-cell table:style-name="Table3.B12" office:value-type="string">
            <text:p text:style-name="P22"/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7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7">○</text:p>
          </table:table-cell>
          <table:table-cell table:style-name="Table3.B12" office:value-type="string">
            <text:p text:style-name="P22"/>
          </table:table-cell>
        </table:table-row>
        <table:table-row table:style-name="Table3.2"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0"/>
          </table:table-cell>
          <table:table-cell table:style-name="Table3.A18" office:value-type="string">
            <text:p text:style-name="P30"/>
          </table:table-cell>
          <table:table-cell table:style-name="Table3.A18" office:value-type="string">
            <text:p text:style-name="P30"/>
          </table:table-cell>
          <table:table-cell table:style-name="Table3.A18" office:value-type="string">
            <text:p text:style-name="P30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0"/>
          </table:table-cell>
          <table:table-cell table:style-name="Table3.A18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24">Gestão de membros da sala</text:p>
          </table:table-cell>
          <table:table-cell table:style-name="Table3.B12" office:value-type="string">
            <text:p text:style-name="P22"/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C3" office:value-type="string">
            <text:p text:style-name="P28">○</text:p>
          </table:table-cell>
          <table:table-cell table:style-name="Table3.B12" office:value-type="string">
            <text:p text:style-name="P22"/>
          </table:table-cell>
        </table:table-row>
        <table:table-row table:style-name="Table3.2">
          <table:table-cell table:style-name="Table3.A18" office:value-type="string">
            <text:p text:style-name="P42"/>
          </table:table-cell>
          <table:table-cell table:style-name="Table3.A18" office:value-type="string">
            <text:p text:style-name="P34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2"/>
          </table:table-cell>
          <table:table-cell table:style-name="Table3.A18" office:value-type="string">
            <text:p text:style-name="P34"/>
          </table:table-cell>
        </table:table-row>
        <table:table-row table:style-name="Table3.2">
          <table:table-cell table:style-name="Table3.A1" office:value-type="string">
            <text:p text:style-name="P40">Chat</text:p>
          </table:table-cell>
          <table:table-cell table:style-name="Table3.B12" office:value-type="string">
            <text:p text:style-name="P22"/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C3" office:value-type="string">
            <text:p text:style-name="P41">○</text:p>
          </table:table-cell>
          <table:table-cell table:style-name="Table3.B12" office:value-type="string">
            <text:p text:style-name="P22"/>
          </table:table-cell>
        </table:table-row>
      </table:table>
      <text:p text:style-name="P9"/>
      <text:p text:style-name="P12"><text:span text:style-name="T6">Achas esta ferramenta inovadora?<text:tab/><text:tab/><text:tab/><text:tab/> </text:span><text:tab/><text:tab/><text:span text:style-name="T1">□ </text:span><text:span text:style-name="T2">sim<text:tab/></text:span><text:span text:style-name="T1">□ </text:span><text:span text:style-name="T2">não</text:span></text:p>
      <text:p text:style-name="P12"><text:span text:style-name="T6">Preferias esta ferramenta em comparação com outras? <text:tab/></text:span><text:tab/><text:tab/><text:span text:style-name="T1">□ </text:span><text:span text:style-name="T2">sim<text:tab/></text:span><text:span text:style-name="T1">□ </text:span><text:span text:style-name="T2">não</text:span></text:p>
      <text:p text:style-name="P13">Recomendas a utilização desta ferramenta?<text:tab/><text:tab/><text:tab/><text:tab/><text:span text:style-name="T7"><text:tab/></text:span><text:span text:style-name="T4">□ </text:span><text:span text:style-name="T3">sim<text:tab/></text:span><text:span text:style-name="T4">□ </text:span><text:span text:style-name="T3">não</text:span></text:p>
      <text:p text:style-name="P37"/>
      <text:p text:style-name="P11">Comentários / Sugestões</text:p>
      <text:p text:style-name="P10"/>
      <table:table table:name="Table4" table:style-name="Table4">
        <table:table-column table:style-name="Table4.A"/>
        <table:table-row>
          <table:table-cell table:style-name="Table4.A1" office:value-type="string"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01:16:23.281995737</meta:creation-date>
    <dc:date>2016-03-26T03:41:45.690008489</dc:date>
    <meta:editing-duration>PT1H18M46S</meta:editing-duration>
    <meta:editing-cycles>13</meta:editing-cycles>
    <meta:generator>LibreOffice/5.0.3.2$Linux_X86_64 LibreOffice_project/00m0$Build-2</meta:generator>
    <meta:print-date>2016-03-26T02:31:44.554588909</meta:print-date>
    <meta:document-statistic meta:table-count="4" meta:image-count="0" meta:object-count="0" meta:page-count="2" meta:paragraph-count="170" meta:word-count="228" meta:character-count="928" meta:non-whitespace-character-count="854"/>
  </office:meta>
</office:document-meta>
</file>